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  <table:table-cell office:value-type="string" calcext:value-type="string">
            <text:p>5/day total</text:p>
          </table:table-cell>
          <table:table-cell office:value-type="string" calcext:value-type="string">
            <text:p>deficit/surplus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H2]-[.I2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[.H3]-[.I3]" office:value-type="float" office:value="-1.5" calcext:value-type="float">
            <text:p>-1.5</text:p>
          </table:table-cell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H4]-[.I4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[.H5]-[.I5]" office:value-type="float" office:value="-3.25" calcext:value-type="float">
            <text:p>-3.25</text:p>
          </table:table-cell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table:formula="of:=[.H6]-[.I6]" office:value-type="float" office:value="-1.25" calcext:value-type="float">
            <text:p>-1.25</text:p>
          </table:table-cell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formula="of:=[.H7]-[.I7]" office:value-type="float" office:value="-0.5" calcext:value-type="float">
            <text:p>-0.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/>
          <table:table-cell table:formula="of:=[.H8]-[.I8]" office:value-type="float" office:value="9.5" calcext:value-type="float">
            <text:p>9.5</text:p>
          </table:table-cell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H9]-[.I9]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5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5" calcext:value-type="float">
            <text:p>15</text:p>
          </table:table-cell>
          <table:table-cell table:formula="of:=[.H10]-[.I10]" office:value-type="float" office:value="-3.75" calcext:value-type="float">
            <text:p>-3.75</text:p>
          </table:table-cell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20" calcext:value-type="float">
            <text:p>20</text:p>
          </table:table-cell>
          <table:table-cell table:formula="of:=[.H11]-[.I11]" office:value-type="float" office:value="-7.25" calcext:value-type="float">
            <text:p>-7.25</text:p>
          </table:table-cell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25" calcext:value-type="float">
            <text:p>25</text:p>
          </table:table-cell>
          <table:table-cell table:formula="of:=[.H12]-[.I12]" office:value-type="float" office:value="-9.25" calcext:value-type="float">
            <text:p>-9.25</text:p>
          </table:table-cell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5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25" calcext:value-type="float">
            <text:p>25</text:p>
          </table:table-cell>
          <table:table-cell table:formula="of:=[.H13]-[.I13]" office:value-type="float" office:value="-8.75" calcext:value-type="float">
            <text:p>-8.75</text:p>
          </table:table-cell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5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25" calcext:value-type="float">
            <text:p>25</text:p>
          </table:table-cell>
          <table:table-cell table:formula="of:=[.H14]-[.I14]" office:value-type="float" office:value="-8.25" calcext:value-type="float">
            <text:p>-8.25</text:p>
          </table:table-cell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30" calcext:value-type="float">
            <text:p>30</text:p>
          </table:table-cell>
          <table:table-cell table:formula="of:=[.H15]-[.I15]" office:value-type="float" office:value="-12.75" calcext:value-type="float">
            <text:p>-12.75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30" calcext:value-type="float">
            <text:p>30</text:p>
          </table:table-cell>
          <table:table-cell table:formula="of:=[.H16]-[.I16]" office:value-type="float" office:value="-11.75" calcext:value-type="float">
            <text:p>-11.75</text:p>
          </table:table-cell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H17]-[.I17]"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35" calcext:value-type="float">
            <text:p>35</text:p>
          </table:table-cell>
          <table:table-cell table:formula="of:=[.H18]-[.I18]" office:value-type="float" office:value="-12.25" calcext:value-type="float">
            <text:p>-12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2-06T22:28:44.111000000</dc:date>
    <meta:editing-duration>P4DT23H11M30S</meta:editing-duration>
    <meta:editing-cycles>65</meta:editing-cycles>
    <meta:generator>LibreOffice/24.8.3.1$Windows_X86_64 LibreOffice_project/65412f067af443213e726c93f137ccc85c9a1e06</meta:generator>
    <meta:document-statistic meta:table-count="1" meta:cell-count="129" meta:object-count="0"/>
  </office:meta>
</office:document-meta>
</file>